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gr2" style:family="graphic" style:parent-style-name="standard">
      <style:graphic-properties svg:stroke-width="0.03cm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  <draw:line draw:style-name="gr2" draw:text-style-name="P1" draw:layer="layout" svg:x1="0.273cm" svg:y1="1.555cm" svg:x2="0.614cm" svg:y2="1.214cm">
          <text:p/>
        </draw:line>
        <draw:line draw:style-name="gr2" draw:text-style-name="P1" draw:layer="layout" svg:x1="0.611cm" svg:y1="1.551cm" svg:x2="0.27cm" svg:y2="1.21cm">
          <text:p/>
        </draw:line>
        <draw:line draw:style-name="gr2" draw:text-style-name="P1" draw:layer="layout" svg:x1="0.274cm" svg:y1="1.552cm" svg:x2="0.274cm" svg:y2="1.702cm">
          <text:p/>
        </draw:line>
        <draw:line draw:style-name="gr2" draw:text-style-name="P1" draw:layer="layout" svg:x1="0.609cm" svg:y1="1.548cm" svg:x2="0.609cm" svg:y2="1.698cm">
          <text:p/>
        </draw:line>
        <draw:line draw:style-name="gr2" draw:text-style-name="P1" draw:layer="layout" svg:x1="0.614cm" svg:y1="1.065cm" svg:x2="0.614cm" svg:y2="1.215cm">
          <text:p/>
        </draw:line>
        <draw:line draw:style-name="gr2" draw:text-style-name="P1" draw:layer="layout" svg:x1="0.271cm" svg:y1="1.061cm" svg:x2="0.271cm" svg:y2="1.211cm">
          <text:p/>
        </draw:line>
        <draw:custom-shape draw:style-name="gr3" draw:text-style-name="P1" draw:layer="layout" svg:width="0.425cm" svg:height="0.073cm" svg:x="0.228cm" svg:y="1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25cm" svg:height="0.073cm" svg:x="0.226cm" svg:y="1.695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309cm" svg:height="0.177cm" svg:x="0.29cm" svg:y="1.552cm" svg:viewBox="0 0 310 178" draw:points="0,170 310,178 147,0 140,7 116,35">
          <text:p/>
        </draw:polygon>
        <draw:polygon draw:style-name="gr4" draw:text-style-name="P1" draw:layer="layout" svg:width="0.243cm" svg:height="0.124cm" svg:x="0.316cm" svg:y="1.253cm" svg:viewBox="0 0 244 125" draw:points="0,4 244,0 133,123 123,125 121,123">
          <text:p/>
        </draw:polygon>
        <draw:line draw:style-name="gr5" draw:text-style-name="P1" draw:layer="layout" svg:x1="0.439cm" svg:y1="1.364cm" svg:x2="0.439cm" svg:y2="1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5:16:09</dc:date>
    <dc:creator>Wincent Balin</dc:creator>
    <meta:editing-duration>PT00H27M03S</meta:editing-duration>
    <meta:editing-cycles>4</meta:editing-cycles>
    <meta:generator>OpenOffice.org/3.2$Unix OpenOffice.org_project/320m12$Build-9483</meta:generator>
    <meta:document-statistic meta:object-count="12"/>
  </office:meta>
</office:document-meta>
</file>